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787cm"/>
    </style:style>
    <style:style style:name="co2" style:family="table-column">
      <style:table-column-properties fo:break-before="auto" style:column-width="2.263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081cm"/>
    </style:style>
    <style:style style:name="co8" style:family="table-column">
      <style:table-column-properties fo:break-before="auto" style:column-width="1.764cm"/>
    </style:style>
    <style:style style:name="co9" style:family="table-column">
      <style:table-column-properties fo:break-before="auto" style:column-width="1.946cm"/>
    </style:style>
    <style:style style:name="co10" style:family="table-column">
      <style:table-column-properties fo:break-before="auto" style:column-width="7.7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ext-properties style:font-name="Liberation Sans" style:font-name-asian="TakaoPGothic" style:font-name-complex="TakaoPGoth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Noise</text:p>
          </table:table-cell>
          <table:table-cell table:style-name="ce1" office:value-type="string" calcext:value-type="string">
            <text:p>Lateral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nc-Dec</text:p>
          </table:table-cell>
          <table:table-cell table:style-name="ce2"/>
          <table:table-cell table:style-name="ce1"/>
          <table:table-cell table:style-name="ce2" office:value-type="string" calcext:value-type="string">
            <text:p>same as 070_2 or 070_3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nc-Dec</text:p>
          </table:table-cell>
          <table:table-cell table:style-name="ce1" table:number-columns-repeated="2"/>
          <table:table-cell/>
          <table:table-cell table:style-name="ce1" table:number-columns-repeated="3"/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c-Enc</text:p>
          </table:table-cell>
          <table:table-cell table:number-columns-repeated="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nc-Dec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Dec-Enc</text:p>
          </table:table-cell>
          <table:table-cell table:number-columns-repeated="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nc-Dec</text:p>
          </table:table-cell>
          <table:table-cell table:number-columns-repeated="7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c-Enc</text:p>
          </table:table-cell>
          <table:table-cell table:number-columns-repeated="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nc-Dec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Dec-Enc</text:p>
          </table:table-cell>
          <table:table-cell table:number-columns-repeated="7"/>
        </table:table-row>
        <table:table-row table:style-name="ro1" table:visibility="filter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nc-Dec</text:p>
          </table:table-cell>
          <table:table-cell table:number-columns-repeated="7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c-Enc</text:p>
          </table:table-cell>
          <table:table-cell table:number-columns-repeated="7"/>
        </table:table-row>
        <table:table-row table:style-name="ro1" table:visibility="filter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nc-Dec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Dec-Enc</text:p>
          </table:table-cell>
          <table:table-cell table:number-columns-repeated="7"/>
        </table:table-row>
        <table:table-row table:style-name="ro1" table:visibility="filter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nc-Dec</text:p>
          </table:table-cell>
          <table:table-cell table:number-columns-repeated="7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c-Enc</text:p>
          </table:table-cell>
          <table:table-cell table:number-columns-repeated="7"/>
        </table:table-row>
        <table:table-row table:style-name="ro1" table:visibility="filter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nc-Dec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Dec-Enc</text:p>
          </table:table-cell>
          <table:table-cell table:number-columns-repeated="7"/>
        </table:table-row>
        <table:table-row table:style-name="ro1" table:number-rows-repeated="134">
          <table:table-cell table:number-columns-repeated="12"/>
        </table:table-row>
        <table:table-row table:style-name="ro1">
          <table:table-cell table:style-name="ce3"/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1" table:number-columns-repeated="5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3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3:Sheet1.G20" table:display-filter-buttons="true">
          <table:filter>
            <table:filter-and>
              <table:filter-condition table:field-number="1" table:value="MLP" table:operator="="/>
              <table:filter-condition table:field-number="4" table:value="Enc-Dec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00/00/00</text:date>, <text:time style:data-style-name="N2" text:time-value="18:26:12.64650569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7:57:27.762493746</meta:creation-date>
    <dc:date>2016-12-03T23:35:29.346692601</dc:date>
    <meta:editing-duration>P27DT12H35M47S</meta:editing-duration>
    <meta:editing-cycles>206</meta:editing-cycles>
    <meta:generator>LibreOffice/4.2.8.2$Linux_X86_64 LibreOffice_project/420m0$Build-2</meta:generator>
    <meta:document-statistic meta:table-count="2" meta:cell-count="98" meta:object-count="0"/>
  </office:meta>
</office:document-meta>
</file>